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12" table:default-cell-style-name="ce2"/>
        <table:table-row table:style-name="ro1">
          <table:table-cell table:style-name="Default"/>
          <table:table-cell table:style-name="ce1" office:value-type="string">
            <text:p>News Site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Provinc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SD type</text:p>
          </table:table-cell>
          <table:table-cell table:style-name="ce1" office:value-type="string">
            <text:p>Census division</text:p>
          </table:table-cell>
          <table:table-cell table:style-name="ce1" office:value-type="string">
            <text:p>Population(2021)</text:p>
          </table:table-cell>
          <table:table-cell table:style-name="ce1" office:value-type="string">
            <text:p>Population(2016)</text:p>
          </table:table-cell>
          <table:table-cell table:style-name="ce1" office:value-type="string">
            <text:p>Change</text:p>
          </table:table-cell>
          <table:table-cell table:style-name="ce1" office:value-type="string">
            <text:p>Land area(km2)</text:p>
          </table:table-cell>
          <table:table-cell table:style-name="ce1" office:value-type="string">
            <text:p>Populationdensity(/km2)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arrieToday</text:p>
          </table:table-cell>
          <table:table-cell office:value-type="string">
            <text:p>Barrie</text:p>
          </table:table-cell>
          <table:table-cell office:value-type="string">
            <text:p>Ontario</text:p>
          </table:table-cell>
          <table:table-cell office:value-type="string">
            <text:p>Barrie</text:p>
          </table:table-cell>
          <table:table-cell office:value-type="string">
            <text:p>Single-tier</text:p>
          </table:table-cell>
          <table:table-cell office:value-type="string">
            <text:p>City</text:p>
          </table:table-cell>
          <table:table-cell office:value-type="string">
            <text:p>Simcoe</text:p>
          </table:table-cell>
          <table:table-cell office:value-type="float" office:value="147829">
            <text:p>147829</text:p>
          </table:table-cell>
          <table:table-cell office:value-type="float" office:value="141434">
            <text:p>141434</text:p>
          </table:table-cell>
          <table:table-cell office:value-type="float" office:value="4.5">
            <text:p>4.5</text:p>
          </table:table-cell>
          <table:table-cell office:value-type="float" office:value="99.01">
            <text:p>99.01</text:p>
          </table:table-cell>
          <table:table-cell office:value-type="float" office:value="1493.1">
            <text:p>1493.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yToday</text:p>
          </table:table-cell>
          <table:table-cell office:value-type="string">
            <text:p>North Bay</text:p>
          </table:table-cell>
          <table:table-cell office:value-type="string">
            <text:p>Ontario</text:p>
          </table:table-cell>
          <table:table-cell office:value-type="string">
            <text:p>North Bay</text:p>
          </table:table-cell>
          <table:table-cell office:value-type="string">
            <text:p>Single-tier</text:p>
          </table:table-cell>
          <table:table-cell office:value-type="string">
            <text:p>City</text:p>
          </table:table-cell>
          <table:table-cell office:value-type="string">
            <text:p>Nipissing</text:p>
          </table:table-cell>
          <table:table-cell office:value-type="float" office:value="52662">
            <text:p>52662</text:p>
          </table:table-cell>
          <table:table-cell office:value-type="float" office:value="51553">
            <text:p>51553</text:p>
          </table:table-cell>
          <table:table-cell office:value-type="float" office:value="2.2">
            <text:p>2.2</text:p>
          </table:table-cell>
          <table:table-cell office:value-type="float" office:value="315.53">
            <text:p>315.53</text:p>
          </table:table-cell>
          <table:table-cell office:value-type="float" office:value="166.9">
            <text:p>166.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adfordToday</text:p>
          </table:table-cell>
          <table:table-cell office:value-type="string">
            <text:p>Bradford</text:p>
          </table:table-cell>
          <table:table-cell office:value-type="string">
            <text:p>Ontario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urlingtonToday</text:p>
          </table:table-cell>
          <table:table-cell office:value-type="string">
            <text:p>Burlington</text:p>
          </table:table-cell>
          <table:table-cell office:value-type="string">
            <text:p>Ontario</text:p>
          </table:table-cell>
          <table:table-cell office:value-type="string">
            <text:p>Burlington</text:p>
          </table:table-cell>
          <table:table-cell office:value-type="string">
            <text:p>Lower-tier</text:p>
          </table:table-cell>
          <table:table-cell office:value-type="string">
            <text:p>City</text:p>
          </table:table-cell>
          <table:table-cell office:value-type="string">
            <text:p>Halton</text:p>
          </table:table-cell>
          <table:table-cell office:value-type="float" office:value="186948">
            <text:p>186948</text:p>
          </table:table-cell>
          <table:table-cell office:value-type="float" office:value="183314">
            <text:p>183314</text:p>
          </table:table-cell>
          <table:table-cell office:value-type="float" office:value="2">
            <text:p>2</text:p>
          </table:table-cell>
          <table:table-cell office:value-type="float" office:value="186.12">
            <text:p>186.12</text:p>
          </table:table-cell>
          <table:table-cell office:value-type="float" office:value="1004.4">
            <text:p>1004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mbridgeToday</text:p>
          </table:table-cell>
          <table:table-cell office:value-type="string">
            <text:p>Cambridge</text:p>
          </table:table-cell>
          <table:table-cell office:value-type="string">
            <text:p>Ontario</text:p>
          </table:table-cell>
          <table:table-cell office:value-type="string">
            <text:p>Cambridge</text:p>
          </table:table-cell>
          <table:table-cell office:value-type="string">
            <text:p>Lower-tier</text:p>
          </table:table-cell>
          <table:table-cell office:value-type="string">
            <text:p>City</text:p>
          </table:table-cell>
          <table:table-cell office:value-type="string">
            <text:p>Waterloo</text:p>
          </table:table-cell>
          <table:table-cell office:value-type="float" office:value="138479">
            <text:p>138479</text:p>
          </table:table-cell>
          <table:table-cell office:value-type="float" office:value="129920">
            <text:p>129920</text:p>
          </table:table-cell>
          <table:table-cell office:value-type="float" office:value="6.6">
            <text:p>6.6</text:p>
          </table:table-cell>
          <table:table-cell office:value-type="float" office:value="112.99">
            <text:p>112.99</text:p>
          </table:table-cell>
          <table:table-cell office:value-type="float" office:value="1225.6">
            <text:p>1225.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llingwoodToday</text:p>
          </table:table-cell>
          <table:table-cell office:value-type="string">
            <text:p>Collingwood</text:p>
          </table:table-cell>
          <table:table-cell office:value-type="string">
            <text:p>Ontario</text:p>
          </table:table-cell>
          <table:table-cell office:value-type="string">
            <text:p>Collingwood</text:p>
          </table:table-cell>
          <table:table-cell office:value-type="string">
            <text:p>Lower-tier</text:p>
          </table:table-cell>
          <table:table-cell office:value-type="string">
            <text:p>Town</text:p>
          </table:table-cell>
          <table:table-cell office:value-type="string">
            <text:p>Simcoe</text:p>
          </table:table-cell>
          <table:table-cell office:value-type="float" office:value="24811">
            <text:p>24811</text:p>
          </table:table-cell>
          <table:table-cell office:value-type="float" office:value="21793">
            <text:p>21793</text:p>
          </table:table-cell>
          <table:table-cell office:value-type="float" office:value="13.8">
            <text:p>13.8</text:p>
          </table:table-cell>
          <table:table-cell office:value-type="float" office:value="33.15">
            <text:p>33.15</text:p>
          </table:table-cell>
          <table:table-cell office:value-type="float" office:value="748.4">
            <text:p>748.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lliotLakeToday</text:p>
          </table:table-cell>
          <table:table-cell office:value-type="string">
            <text:p>Elliot Lake</text:p>
          </table:table-cell>
          <table:table-cell office:value-type="string">
            <text:p>Ontario</text:p>
          </table:table-cell>
          <table:table-cell office:value-type="string">
            <text:p>Elliot Lake</text:p>
          </table:table-cell>
          <table:table-cell office:value-type="string">
            <text:p>Single-tier</text:p>
          </table:table-cell>
          <table:table-cell office:value-type="string">
            <text:p>City</text:p>
          </table:table-cell>
          <table:table-cell office:value-type="string">
            <text:p>Algoma</text:p>
          </table:table-cell>
          <table:table-cell office:value-type="float" office:value="11372">
            <text:p>11372</text:p>
          </table:table-cell>
          <table:table-cell office:value-type="float" office:value="10741">
            <text:p>10741</text:p>
          </table:table-cell>
          <table:table-cell office:value-type="float" office:value="5.9">
            <text:p>5.9</text:p>
          </table:table-cell>
          <table:table-cell office:value-type="float" office:value="696.06">
            <text:p>696.06</text:p>
          </table:table-cell>
          <table:table-cell office:value-type="float" office:value="16.3">
            <text:p>16.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loraFergusToday</text:p>
          </table:table-cell>
          <table:table-cell office:value-type="string">
            <text:p>Elora/Fergus</text:p>
          </table:table-cell>
          <table:table-cell office:value-type="string">
            <text:p>Ontario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uelphToday</text:p>
          </table:table-cell>
          <table:table-cell office:value-type="string">
            <text:p>Guelph</text:p>
          </table:table-cell>
          <table:table-cell office:value-type="string">
            <text:p>Ontario</text:p>
          </table:table-cell>
          <table:table-cell office:value-type="string">
            <text:p>Guelph</text:p>
          </table:table-cell>
          <table:table-cell office:value-type="string">
            <text:p>Single-tier</text:p>
          </table:table-cell>
          <table:table-cell office:value-type="string">
            <text:p>City</text:p>
          </table:table-cell>
          <table:table-cell office:value-type="string">
            <text:p>Wellington</text:p>
          </table:table-cell>
          <table:table-cell office:value-type="float" office:value="143740">
            <text:p>143740</text:p>
          </table:table-cell>
          <table:table-cell office:value-type="float" office:value="131794">
            <text:p>131794</text:p>
          </table:table-cell>
          <table:table-cell office:value-type="float" office:value="9.1">
            <text:p>9.1</text:p>
          </table:table-cell>
          <table:table-cell office:value-type="float" office:value="87.43">
            <text:p>87.43</text:p>
          </table:table-cell>
          <table:table-cell office:value-type="float" office:value="1644.1">
            <text:p>1644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altonHillsToday</text:p>
          </table:table-cell>
          <table:table-cell office:value-type="string">
            <text:p>Halton Hills</text:p>
          </table:table-cell>
          <table:table-cell office:value-type="string">
            <text:p>Ontario</text:p>
          </table:table-cell>
          <table:table-cell office:value-type="string">
            <text:p>Halton Hills</text:p>
          </table:table-cell>
          <table:table-cell office:value-type="string">
            <text:p>Lower-tier</text:p>
          </table:table-cell>
          <table:table-cell office:value-type="string">
            <text:p>Town</text:p>
          </table:table-cell>
          <table:table-cell office:value-type="string">
            <text:p>Halton</text:p>
          </table:table-cell>
          <table:table-cell office:value-type="float" office:value="62951">
            <text:p>62951</text:p>
          </table:table-cell>
          <table:table-cell office:value-type="float" office:value="61161">
            <text:p>61161</text:p>
          </table:table-cell>
          <table:table-cell office:value-type="float" office:value="2.9">
            <text:p>2.9</text:p>
          </table:table-cell>
          <table:table-cell office:value-type="float" office:value="276.81">
            <text:p>276.81</text:p>
          </table:table-cell>
          <table:table-cell office:value-type="float" office:value="227.4">
            <text:p>227.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nnisfilToday</text:p>
          </table:table-cell>
          <table:table-cell office:value-type="string">
            <text:p>Innisfil</text:p>
          </table:table-cell>
          <table:table-cell office:value-type="string">
            <text:p>Ontario</text:p>
          </table:table-cell>
          <table:table-cell office:value-type="string">
            <text:p>Innisfil</text:p>
          </table:table-cell>
          <table:table-cell office:value-type="string">
            <text:p>Lower-tier</text:p>
          </table:table-cell>
          <table:table-cell office:value-type="string">
            <text:p>Town</text:p>
          </table:table-cell>
          <table:table-cell office:value-type="string">
            <text:p>Simcoe</text:p>
          </table:table-cell>
          <table:table-cell office:value-type="float" office:value="43326">
            <text:p>43326</text:p>
          </table:table-cell>
          <table:table-cell office:value-type="float" office:value="36566">
            <text:p>36566</text:p>
          </table:table-cell>
          <table:table-cell office:value-type="float" office:value="18.5">
            <text:p>18.5</text:p>
          </table:table-cell>
          <table:table-cell office:value-type="float" office:value="262.39">
            <text:p>262.39</text:p>
          </table:table-cell>
          <table:table-cell office:value-type="float" office:value="165.1">
            <text:p>165.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idlandToday</text:p>
          </table:table-cell>
          <table:table-cell office:value-type="string">
            <text:p>Midland</text:p>
          </table:table-cell>
          <table:table-cell office:value-type="string">
            <text:p>Ontario</text:p>
          </table:table-cell>
          <table:table-cell office:value-type="string">
            <text:p>Midland</text:p>
          </table:table-cell>
          <table:table-cell office:value-type="string">
            <text:p>Lower-tier</text:p>
          </table:table-cell>
          <table:table-cell office:value-type="string">
            <text:p>Town</text:p>
          </table:table-cell>
          <table:table-cell office:value-type="string">
            <text:p>Simcoe</text:p>
          </table:table-cell>
          <table:table-cell office:value-type="float" office:value="17817">
            <text:p>17817</text:p>
          </table:table-cell>
          <table:table-cell office:value-type="float" office:value="16864">
            <text:p>16864</text:p>
          </table:table-cell>
          <table:table-cell office:value-type="float" office:value="5.7">
            <text:p>5.7</text:p>
          </table:table-cell>
          <table:table-cell office:value-type="float" office:value="35.33">
            <text:p>35.33</text:p>
          </table:table-cell>
          <table:table-cell office:value-type="float" office:value="504.3">
            <text:p>504.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ewmarketToday</text:p>
          </table:table-cell>
          <table:table-cell office:value-type="string">
            <text:p>Newmarket</text:p>
          </table:table-cell>
          <table:table-cell office:value-type="string">
            <text:p>Ontario</text:p>
          </table:table-cell>
          <table:table-cell office:value-type="string">
            <text:p>Newmarket</text:p>
          </table:table-cell>
          <table:table-cell office:value-type="string">
            <text:p>Lower-tier</text:p>
          </table:table-cell>
          <table:table-cell office:value-type="string">
            <text:p>Town</text:p>
          </table:table-cell>
          <table:table-cell office:value-type="string">
            <text:p>York</text:p>
          </table:table-cell>
          <table:table-cell office:value-type="float" office:value="87942">
            <text:p>87942</text:p>
          </table:table-cell>
          <table:table-cell office:value-type="float" office:value="84224">
            <text:p>84224</text:p>
          </table:table-cell>
          <table:table-cell office:value-type="float" office:value="4.4">
            <text:p>4.4</text:p>
          </table:table-cell>
          <table:table-cell office:value-type="float" office:value="38.5">
            <text:p>38.5</text:p>
          </table:table-cell>
          <table:table-cell office:value-type="float" office:value="2284.2">
            <text:p>2284.2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Niagara-on-the-Lake Local</text:p>
          </table:table-cell>
          <table:table-cell office:value-type="string">
            <text:p>Niagara-on-the-Lake</text:p>
          </table:table-cell>
          <table:table-cell office:value-type="string">
            <text:p>Ontario</text:p>
          </table:table-cell>
          <table:table-cell office:value-type="string">
            <text:p>Niagara-on-the-Lake</text:p>
          </table:table-cell>
          <table:table-cell office:value-type="string">
            <text:p>Lower-tier</text:p>
          </table:table-cell>
          <table:table-cell office:value-type="string">
            <text:p>Town</text:p>
          </table:table-cell>
          <table:table-cell office:value-type="string">
            <text:p>Niagara</text:p>
          </table:table-cell>
          <table:table-cell office:value-type="float" office:value="19088">
            <text:p>19088</text:p>
          </table:table-cell>
          <table:table-cell office:value-type="float" office:value="17511">
            <text:p>17511</text:p>
          </table:table-cell>
          <table:table-cell office:value-type="float" office:value="9">
            <text:p>9</text:p>
          </table:table-cell>
          <table:table-cell office:value-type="float" office:value="131.35">
            <text:p>131.35</text:p>
          </table:table-cell>
          <table:table-cell office:value-type="float" office:value="145.3">
            <text:p>145.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OrilliaMatters</text:p>
          </table:table-cell>
          <table:table-cell office:value-type="string">
            <text:p>Orillia</text:p>
          </table:table-cell>
          <table:table-cell office:value-type="string">
            <text:p>Ontario</text:p>
          </table:table-cell>
          <table:table-cell office:value-type="string">
            <text:p>Orillia</text:p>
          </table:table-cell>
          <table:table-cell office:value-type="string">
            <text:p>Single-tier</text:p>
          </table:table-cell>
          <table:table-cell office:value-type="string">
            <text:p>City</text:p>
          </table:table-cell>
          <table:table-cell office:value-type="string">
            <text:p>Simcoe</text:p>
          </table:table-cell>
          <table:table-cell office:value-type="float" office:value="33411">
            <text:p>33411</text:p>
          </table:table-cell>
          <table:table-cell office:value-type="float" office:value="31166">
            <text:p>31166</text:p>
          </table:table-cell>
          <table:table-cell office:value-type="float" office:value="7.2">
            <text:p>7.2</text:p>
          </table:table-cell>
          <table:table-cell office:value-type="float" office:value="28.53">
            <text:p>28.53</text:p>
          </table:table-cell>
          <table:table-cell office:value-type="float" office:value="1171.1">
            <text:p>1171.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elhamToday.ca</text:p>
          </table:table-cell>
          <table:table-cell office:value-type="string">
            <text:p>Pelham</text:p>
          </table:table-cell>
          <table:table-cell office:value-type="string">
            <text:p>Ontario</text:p>
          </table:table-cell>
          <table:table-cell office:value-type="string">
            <text:p>Pelham</text:p>
          </table:table-cell>
          <table:table-cell office:value-type="string">
            <text:p>Lower-tier</text:p>
          </table:table-cell>
          <table:table-cell office:value-type="string">
            <text:p>Town</text:p>
          </table:table-cell>
          <table:table-cell office:value-type="string">
            <text:p>Niagara</text:p>
          </table:table-cell>
          <table:table-cell office:value-type="float" office:value="18192">
            <text:p>18192</text:p>
          </table:table-cell>
          <table:table-cell office:value-type="float" office:value="17110">
            <text:p>17110</text:p>
          </table:table-cell>
          <table:table-cell office:value-type="float" office:value="6.3">
            <text:p>6.3</text:p>
          </table:table-cell>
          <table:table-cell office:value-type="float" office:value="126.35">
            <text:p>126.3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ooToday</text:p>
          </table:table-cell>
          <table:table-cell office:value-type="string">
            <text:p>Sault Ste. Marie</text:p>
          </table:table-cell>
          <table:table-cell office:value-type="string">
            <text:p>Ontario</text:p>
          </table:table-cell>
          <table:table-cell office:value-type="string">
            <text:p>Sault Ste. Marie</text:p>
          </table:table-cell>
          <table:table-cell office:value-type="string">
            <text:p>Single-tier</text:p>
          </table:table-cell>
          <table:table-cell office:value-type="string">
            <text:p>City</text:p>
          </table:table-cell>
          <table:table-cell office:value-type="string">
            <text:p>Algoma</text:p>
          </table:table-cell>
          <table:table-cell office:value-type="float" office:value="72051">
            <text:p>72051</text:p>
          </table:table-cell>
          <table:table-cell office:value-type="float" office:value="73368">
            <text:p>73368</text:p>
          </table:table-cell>
          <table:table-cell office:value-type="float" office:value="-1.8">
            <text:p>-1.8</text:p>
          </table:table-cell>
          <table:table-cell office:value-type="float" office:value="221.99">
            <text:p>221.99</text:p>
          </table:table-cell>
          <table:table-cell office:value-type="float" office:value="324.6">
            <text:p>324.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tratfordToday</text:p>
          </table:table-cell>
          <table:table-cell office:value-type="string">
            <text:p>Stratford</text:p>
          </table:table-cell>
          <table:table-cell office:value-type="string">
            <text:p>Ontario</text:p>
          </table:table-cell>
          <table:table-cell office:value-type="string">
            <text:p>Stratford</text:p>
          </table:table-cell>
          <table:table-cell office:value-type="string">
            <text:p>Single-tier</text:p>
          </table:table-cell>
          <table:table-cell office:value-type="string">
            <text:p>City</text:p>
          </table:table-cell>
          <table:table-cell office:value-type="string">
            <text:p>Perth</text:p>
          </table:table-cell>
          <table:table-cell office:value-type="float" office:value="33232">
            <text:p>33232</text:p>
          </table:table-cell>
          <table:table-cell office:value-type="float" office:value="31470">
            <text:p>31470</text:p>
          </table:table-cell>
          <table:table-cell office:value-type="float" office:value="5.6">
            <text:p>5.6</text:p>
          </table:table-cell>
          <table:table-cell office:value-type="float" office:value="30.02">
            <text:p>30.02</text:p>
          </table:table-cell>
          <table:table-cell office:value-type="float" office:value="1107">
            <text:p>110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udbury.com</text:p>
          </table:table-cell>
          <table:table-cell office:value-type="string">
            <text:p>Sudbury</text:p>
          </table:table-cell>
          <table:table-cell office:value-type="string">
            <text:p>Ontario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horoldToday</text:p>
          </table:table-cell>
          <table:table-cell office:value-type="string">
            <text:p>Thorold</text:p>
          </table:table-cell>
          <table:table-cell office:value-type="string">
            <text:p>Ontario</text:p>
          </table:table-cell>
          <table:table-cell office:value-type="string">
            <text:p>Thorold</text:p>
          </table:table-cell>
          <table:table-cell office:value-type="string">
            <text:p>Lower-tier</text:p>
          </table:table-cell>
          <table:table-cell office:value-type="string">
            <text:p>City</text:p>
          </table:table-cell>
          <table:table-cell office:value-type="string">
            <text:p>Niagara</text:p>
          </table:table-cell>
          <table:table-cell office:value-type="float" office:value="23816">
            <text:p>23816</text:p>
          </table:table-cell>
          <table:table-cell office:value-type="float" office:value="18801">
            <text:p>18801</text:p>
          </table:table-cell>
          <table:table-cell office:value-type="float" office:value="26.7">
            <text:p>26.7</text:p>
          </table:table-cell>
          <table:table-cell office:value-type="float" office:value="83.29">
            <text:p>83.29</text:p>
          </table:table-cell>
          <table:table-cell office:value-type="float" office:value="285.9">
            <text:p>285.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imminsToday</text:p>
          </table:table-cell>
          <table:table-cell office:value-type="string">
            <text:p>Timmins</text:p>
          </table:table-cell>
          <table:table-cell office:value-type="string">
            <text:p>Ontario</text:p>
          </table:table-cell>
          <table:table-cell office:value-type="string">
            <text:p>Timmins</text:p>
          </table:table-cell>
          <table:table-cell office:value-type="string">
            <text:p>Single-tier</text:p>
          </table:table-cell>
          <table:table-cell office:value-type="string">
            <text:p>City</text:p>
          </table:table-cell>
          <table:table-cell office:value-type="string">
            <text:p>Cochrane</text:p>
          </table:table-cell>
          <table:table-cell office:value-type="float" office:value="41145">
            <text:p>41145</text:p>
          </table:table-cell>
          <table:table-cell office:value-type="float" office:value="41788">
            <text:p>41788</text:p>
          </table:table-cell>
          <table:table-cell office:value-type="float" office:value="-1.5">
            <text:p>-1.5</text:p>
          </table:table-cell>
          <table:table-cell office:value-type="float" office:value="2955.33">
            <text:p>2955.33</text:p>
          </table:table-cell>
          <table:table-cell office:value-type="float" office:value="13.9">
            <text:p>13.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6">2023-02-06</text:date>, <text:time>10:3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sal Ali</meta:initial-creator>
    <meta:creation-date>2023-02-01T11:35:31.41</meta:creation-date>
    <dc:date>2023-02-06T10:35:55.54</dc:date>
    <dc:creator>Faisal Ali</dc:creator>
    <meta:editing-duration>P4DT22H45M13S</meta:editing-duration>
    <meta:editing-cycles>1</meta:editing-cycles>
    <meta:document-statistic meta:table-count="3" meta:cell-count="285" meta:object-count="0"/>
    <meta:generator>OpenOffice/4.1.13$Win32 OpenOffice.org_project/4113m1$Build-9810</meta:generator>
  </office:meta>
</office:document-meta>
</file>